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5C000001F9464FEBDC8B75CD1C.png" manifest:media-type="image/png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top="0.1cm" fo:margin-bottom="0cm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实践任务</text:span><text:span text:style-name="T1">3</text:span><text:span text:style-name="T1">：</text:span><text:span text:style-name="T1">Linux</text:span><text:span text:style-name="T1">命令的加强练习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概要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实践时长：2课时。</text:p>
              </text:list-item>
              <text:list-item>
                <text:p>主要涉及：Linux基础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任务描述1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统计/usr/share目录所有.png文件的数量。</text:p>
              </text:list-item>
              <text:list-item>
                <text:p>统计/usr/share目录所有.json文件的行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2</text:p>
          </draw:text-box>
        </draw:frame>
        <draw:frame presentation:style-name="pr4" draw:text-style-name="P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以上结果保存到一个stats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3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创建用户，主目录为/prog/albert。</text:p>
              </text:list-item>
              <text:list-item>
                <text:p>赋予albert执行sudo的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4</text:p>
          </draw:text-box>
        </draw:frame>
        <draw:frame presentation:style-name="pr4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切换到albert用户，创建目录sh。</text:p>
              </text:list-item>
              <text:list-item>
                <text:p>创建文件：pse.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5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在pse文件写入以下内容：</text:p>
                <text:p/>
              </text:list-item>
            </text:list>
          </draw:text-box>
        </draw:frame>
        <draw:frame draw:style-name="gr2" draw:text-style-name="P5" draw:layer="layout" svg:width="25.795cm" svg:height="8cm" svg:x="1.4cm" svg:y="5.8cm">
          <draw:image xlink:href="Pictures/100000000000065C000001F9464FEBDC8B75CD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描述6</text:p>
          </draw:text-box>
        </draw:frame>
        <draw:frame presentation:style-name="pr4" draw:text-style-name="P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2">赋予</text:span><text:span text:style-name="T2">sh/pse.sh</text:span><text:span text:style-name="T2">可执行权限。</text:span></text:p>
              </text:list-item>
              <text:list-item>
                <text:p><text:span text:style-name="T2">创建目录</text:span><text:span text:style-name="T2">bin</text:span><text:span text:style-name="T2">。</text:span></text:p>
              </text:list-item>
              <text:list-item>
                <text:p><text:span text:style-name="T2">并在</text:span><text:span text:style-name="T2">bin</text:span><text:span text:style-name="T2">目录创建符号链接：</text:span><text:span text:style-name="T2">p</text:span><text:span text:style-name="T2">指向</text:span><text:span text:style-name="T2">sh/pse.sh</text:span><text:span text:style-name="T2">。</text:span></text:p>
              </text:list-item>
              <text:list-item>
                <text:p><text:span text:style-name="T2">执行</text:span><text:span text:style-name="T2">p</text:span><text:span text:style-name="T2">查看结果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4-16T14:01:12.519719133</dc:date>
    <meta:editing-duration>PT3H52M56S</meta:editing-duration>
    <meta:editing-cycles>115</meta:editing-cycles>
    <meta:generator>LibreOffice/6.0.7.3$Linux_X86_64 LibreOffice_project/00m0$Build-3</meta:generator>
    <meta:document-statistic meta:object-count="54"/>
  </office:meta>
</office:document-meta>
</file>